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08080" draw:textarea-horizontal-align="justify" draw:textarea-vertical-align="middle" draw:auto-grow-height="false" fo:min-height="1.161cm" fo:min-width="0.827cm" fo:wrap-option="wrap"/>
      <style:paragraph-properties style:writing-mode="lr-tb"/>
    </style:style>
    <style:style style:name="gr2" style:family="graphic" style:parent-style-name="standard">
      <style:graphic-properties draw:fill-color="#808080" draw:textarea-horizontal-align="justify" draw:textarea-vertical-align="middle" draw:auto-grow-height="false" fo:min-height="1.161cm" fo:min-width="0.828cm" fo:wrap-option="wrap"/>
      <style:paragraph-properties style:writing-mode="lr-tb"/>
    </style:style>
    <style:style style:name="gr3" style:family="graphic" style:parent-style-name="standard" style:list-style-name="L1">
      <style:graphic-properties draw:textarea-horizontal-align="justify" draw:textarea-vertical-align="middle" draw:auto-grow-height="false" fo:min-height="1.099cm" fo:min-width="1.698cm"/>
      <style:paragraph-properties style:writing-mode="lr-tb"/>
    </style:style>
    <style:style style:name="gr4" style:family="graphic" style:parent-style-name="standard" style:list-style-name="L1">
      <style:graphic-properties draw:textarea-horizontal-align="justify" draw:textarea-vertical-align="middle" draw:auto-grow-height="false" fo:min-height="1.099cm" fo:min-width="1.698cm"/>
      <style:paragraph-properties style:writing-mode="lr-tb"/>
    </style:style>
    <style:style style:name="gr5" style:family="graphic" style:parent-style-name="standard" style:list-style-name="L1">
      <style:graphic-properties draw:textarea-horizontal-align="justify" draw:textarea-vertical-align="middle" draw:auto-grow-height="false" fo:min-height="1.1cm" fo:min-width="1.698cm"/>
      <style:paragraph-properties style:writing-mode="lr-tb"/>
    </style:style>
    <style:style style:name="gr6" style:family="graphic" style:parent-style-name="standard">
      <style:graphic-properties draw:fill-color="#780373" draw:textarea-horizontal-align="justify" draw:textarea-vertical-align="middle" draw:auto-grow-height="false" fo:min-height="1.088cm" fo:min-width="1.072cm"/>
      <style:paragraph-properties style:writing-mode="lr-tb"/>
    </style:style>
    <style:style style:name="gr7" style:family="graphic" style:parent-style-name="objectwithoutfill">
      <style:graphic-properties svg:stroke-width="0.212cm" svg:stroke-color="#ff40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8" style:family="graphic" style:parent-style-name="standard">
      <style:graphic-properties svg:stroke-color="#00a933" draw:fill-color="#00a933" draw:textarea-horizontal-align="justify" draw:textarea-vertical-align="middle" draw:auto-grow-height="false" fo:min-height="0.798cm" fo:min-width="1.381cm"/>
      <style:paragraph-properties style:writing-mode="lr-tb"/>
    </style:style>
    <style:style style:name="gr9" style:family="graphic" style:parent-style-name="standard">
      <style:graphic-properties svg:stroke-color="#00a933" draw:fill-color="#00a933" draw:textarea-horizontal-align="justify" draw:textarea-vertical-align="middle" draw:auto-grow-height="false" fo:min-height="0.798cm" fo:min-width="1.38cm"/>
      <style:paragraph-properties style:writing-mode="lr-tb"/>
    </style:style>
    <style:style style:name="gr10" style:family="graphic" style:parent-style-name="standard">
      <style:graphic-properties draw:fill-color="#808080" draw:textarea-horizontal-align="justify" draw:textarea-vertical-align="middle" draw:auto-grow-height="false" fo:min-height="1.161cm" fo:min-width="0.826cm" fo:wrap-option="wrap"/>
      <style:paragraph-properties style:writing-mode="lr-tb"/>
    </style:style>
    <style:style style:name="gr11" style:family="graphic" style:parent-style-name="standard">
      <style:graphic-properties draw:fill-color="#780373" draw:textarea-horizontal-align="justify" draw:textarea-vertical-align="middle" draw:auto-grow-height="false" fo:min-height="1.089cm" fo:min-width="1.072cm"/>
      <style:paragraph-properties style:writing-mode="lr-tb"/>
    </style:style>
    <style:style style:name="P1" style:family="paragraph">
      <style:paragraph-properties fo:text-align="center"/>
      <style:text-properties fo:font-size="12pt"/>
    </style:style>
    <style:style style:name="P2" style:family="paragraph">
      <loext:graphic-properties draw:fill-color="#808080"/>
      <style:paragraph-properties fo:text-align="center"/>
      <style:text-properties fo:font-size="12pt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size="12pt"/>
    </style:style>
    <style:style style:name="P4" style:family="paragraph">
      <loext:graphic-properties draw:fill-color="#780373"/>
      <style:paragraph-properties fo:text-align="center"/>
      <style:text-properties fo:font-size="12pt" style:font-size-asian="14pt" style:font-size-complex="14pt"/>
    </style:style>
    <style:style style:name="P5" style:family="paragraph">
      <loext:graphic-properties draw:fill-color="#780373"/>
      <style:paragraph-properties fo:text-align="center"/>
      <style:text-properties fo:font-size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a933"/>
      <style:paragraph-properties fo:text-align="center"/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875cm" svg:height="1.995cm" svg:x="8.125cm" svg:y="7.005cm">
          <text:p text:style-name="P1">P</text:p>
          <text:p text:style-name="P1">30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1.876cm" svg:height="1.995cm" svg:x="14.25cm" svg:y="7.005cm">
          <text:p text:style-name="P1">P</text:p>
          <text:p text:style-name="P1">30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2.344cm" svg:height="1.495cm" svg:x="13.161cm" svg:y="9.253cm">
          <text:p text:style-name="P3">LIT10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2.344cm" svg:height="1.495cm" svg:x="19.177cm" svg:y="9.25cm">
          <text:p text:style-name="P3">LIT30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2.344cm" svg:height="1.496cm" svg:x="21.927cm" svg:y="9.254cm">
          <text:p text:style-name="P3">LIT401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2.5cm" svg:height="2.128cm" svg:x="8.911cm" svg:y="11.25cm">
          <text:p text:style-name="P1">MV</text:p>
          <text:p text:style-name="P1">304</text:p>
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5" draw:layer="layout" svg:width="2.5cm" svg:height="2.128cm" svg:x="12.494cm" svg:y="11.25cm">
          <text:p text:style-name="P1">MV</text:p>
          <text:p text:style-name="P1">301</text:p>
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7" draw:text-style-name="P6" draw:layer="layout" svg:x1="1cm" svg:y1="1.25cm" svg:x2="1cm" svg:y2="19.75cm">
          <text:p/>
        </draw:line>
        <draw:line draw:style-name="gr7" draw:text-style-name="P6" draw:layer="layout" svg:x1="28.7cm" svg:y1="1.25cm" svg:x2="28.7cm" svg:y2="19.5cm">
          <text:p/>
        </draw:line>
        <draw:custom-shape draw:style-name="gr8" draw:text-style-name="P7" draw:layer="layout" svg:width="2.985cm" svg:height="1.662cm" svg:x="17.161cm" svg:y="13.75cm">
          <text:p text:style-name="P1">FIT</text:p>
          <text:p text:style-name="P1">504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7" draw:layer="layout" svg:width="2.986cm" svg:height="1.662cm" svg:x="20.175cm" svg:y="13.75cm">
          <text:p text:style-name="P1">FIT</text:p>
          <text:p text:style-name="P1">401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1.875cm" svg:height="1.995cm" svg:x="4.625cm" svg:y="7.005cm">
          <text:p text:style-name="P1">P</text:p>
          <text:p text:style-name="P1">40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7" draw:layer="layout" svg:width="2.985cm" svg:height="1.662cm" svg:x="14.676cm" svg:y="13.75cm">
          <text:p text:style-name="P1">FIT</text:p>
          <text:p text:style-name="P1">503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7" draw:layer="layout" svg:width="2.986cm" svg:height="1.662cm" svg:x="22.661cm" svg:y="13.75cm">
          <text:p text:style-name="P1">FIT</text:p>
          <text:p text:style-name="P1">501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2" draw:layer="layout" svg:width="1.874cm" svg:height="1.995cm" svg:x="2.626cm" svg:y="7.005cm">
          <text:p text:style-name="P1">P</text:p>
          <text:p text:style-name="P1">60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7" draw:layer="layout" svg:width="2.985cm" svg:height="1.662cm" svg:x="11.411cm" svg:y="13.75cm">
          <text:p text:style-name="P1">FIT</text:p>
          <text:p text:style-name="P1">502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7" draw:layer="layout" svg:width="2.985cm" svg:height="1.662cm" svg:x="17.75cm" svg:y="15.75cm">
          <text:p text:style-name="P1">FIT</text:p>
          <text:p text:style-name="P1">503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4" draw:layer="layout" svg:width="2.5cm" svg:height="2.127cm" svg:x="26.2cm" svg:y="11.251cm">
          <text:p text:style-name="P1">MV</text:p>
          <text:p text:style-name="P1">303</text:p>
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0" draw:text-style-name="P2" draw:layer="layout" svg:width="1.874cm" svg:height="1.995cm" svg:x="24.876cm" svg:y="7.005cm">
          <text:p text:style-name="P1">P</text:p>
          <text:p text:style-name="P1">205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5" draw:layer="layout" svg:width="2.5cm" svg:height="2.128cm" svg:x="23.7cm" svg:y="11.25cm">
          <text:p text:style-name="P1">MV</text:p>
          <text:p text:style-name="P1">201</text:p>
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layout" svg:width="1.875cm" svg:height="1.995cm" svg:x="22.625cm" svg:y="7.005cm">
          <text:p text:style-name="P1">P</text:p>
          <text:p text:style-name="P1">20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2" draw:layer="layout" svg:width="1.874cm" svg:height="1.995cm" svg:x="26.826cm" svg:y="7.005cm">
          <text:p text:style-name="P1">P</text:p>
          <text:p text:style-name="P1">20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7" draw:layer="layout" svg:width="2.985cm" svg:height="1.662cm" svg:x="8.911cm" svg:y="13.75cm">
          <text:p text:style-name="P1">FIT</text:p>
          <text:p text:style-name="P1">301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5" draw:layer="layout" svg:width="2.5cm" svg:height="2.128cm" svg:x="18.95cm" svg:y="11.25cm">
          <text:p text:style-name="P1">MV</text:p>
          <text:p text:style-name="P1">101</text:p>
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5" draw:layer="layout" svg:width="2.5cm" svg:height="2.128cm" svg:x="21.45cm" svg:y="11.25cm">
          <text:p text:style-name="P1">MV</text:p>
          <text:p text:style-name="P1">302</text:p>
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layout" svg:width="1.875cm" svg:height="1.995cm" svg:x="25.75cm" svg:y="4.755cm">
          <text:p text:style-name="P1">P</text:p>
          <text:p text:style-name="P1">10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7" draw:layer="layout" svg:width="2.986cm" svg:height="1.662cm" svg:x="25.375cm" svg:y="13.75cm">
          <text:p text:style-name="P1">FIT</text:p>
          <text:p text:style-name="P1">101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0-03T12:49:59.505635043</meta:creation-date>
    <dc:date>2024-10-03T15:00:03.871683761</dc:date>
    <meta:editing-duration>PT8M30S</meta:editing-duration>
    <meta:editing-cycles>1</meta:editing-cycles>
    <meta:document-statistic meta:object-count="27"/>
    <meta:generator>LibreOffice/7.3.7.2$Linux_X86_64 LibreOffice_project/30$Build-2</meta:generator>
  </office:meta>
</office:document-meta>
</file>